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language="bg" fo:country="BG"/>
    </style:style>
    <style:style style:name="P6" style:family="paragraph" style:parent-style-name="Text_20_body">
      <style:paragraph-properties fo:margin-top="0in" fo:margin-bottom="0in" style:contextual-spacing="false"/>
      <style:text-properties fo:language="bg" fo:country="BG"/>
    </style:style>
    <style:style style:name="P7" style:family="paragraph" style:parent-style-name="Text_20_body">
      <style:text-properties officeooo:paragraph-rsid="001068a3"/>
    </style:style>
    <style:style style:name="P8" style:family="paragraph" style:parent-style-name="Text_20_body">
      <style:text-properties officeooo:paragraph-rsid="0012608f"/>
    </style:style>
    <style:style style:name="P9" style:family="paragraph" style:parent-style-name="Text_20_body">
      <style:text-properties officeooo:paragraph-rsid="00145311"/>
    </style:style>
    <style:style style:name="T1" style:family="text">
      <style:text-properties fo:color="#a52a2a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officeooo:rsid="000f5cdf"/>
    </style:style>
    <style:style style:name="T5" style:family="text">
      <style:text-properties fo:language="bg" fo:country="BG"/>
    </style:style>
    <style:style style:name="T6" style:family="text">
      <style:text-properties fo:language="bg" fo:country="BG" fo:font-style="italic" style:font-style-asian="italic" style:font-style-complex="italic"/>
    </style:style>
    <style:style style:name="T7" style:family="text">
      <style:text-properties fo:language="bg" fo:country="BG" officeooo:rsid="00119feb"/>
    </style:style>
    <style:style style:name="T8" style:family="text">
      <style:text-properties fo:language="bg" fo:country="BG" officeooo:rsid="0012608f"/>
    </style:style>
    <style:style style:name="T9" style:family="text">
      <style:text-properties fo:language="bg" fo:country="BG" officeooo:rsid="0014531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Serif" officeooo:rsid="000f5cdf"/>
    </style:style>
    <style:style style:name="T12" style:family="text">
      <style:text-properties officeooo:rsid="001068a3"/>
    </style:style>
    <style:style style:name="T13" style:family="text">
      <style:text-properties officeooo:rsid="00119feb"/>
    </style:style>
    <style:style style:name="T14" style:family="text">
      <style:text-properties style:font-name="Liberation Mono"/>
    </style:style>
    <style:style style:name="T15" style:family="text">
      <style:text-properties officeooo:rsid="00145311"/>
    </style:style>
    <style:style style:name="T16" style:family="text">
      <style:text-properties officeooo:rsid="001496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terators</text:h>
      <text:p text:style-name="Text_20_body">https://www.w3schools.com/python/python_iterators.asp</text:p>
      <text:p text:style-name="Horizontal_20_Line"/>
      <text:h text:style-name="Heading_20_2" text:outline-level="2">Python Iterators<text:span text:style-name="T4"> - итератори</text:span></text:h>
      <text:p text:style-name="P5">Итераторът е обект, който съдържа изброим брой стойности.</text:p>
      <text:p text:style-name="P5">Итераторът е обект, който може да бъде повторен, което означава, че можете да преминете през всички стойности.</text:p>
      <text:p text:style-name="Text_20_body"><text:span text:style-name="T5">Технически, в Python итераторът е обект, който имплементира протокола на итератора, който се състои от методите</text:span> <text:span text:style-name="Source_20_Text">__iter__()</text:span> <text:span text:style-name="T4">и</text:span> <text:span text:style-name="Source_20_Text">__next__()</text:span>.</text:p>
      <text:p text:style-name="Horizontal_20_Line"/>
      <text:h text:style-name="Heading_20_2" text:outline-level="2">Iterator vs Iterable<text:span text:style-name="T4"> - итератор или итерируем</text:span></text:h>
      <text:p text:style-name="Text_20_body">Lists, tuples, dictionaries<text:span text:style-name="T4"> и</text:span> sets <text:span text:style-name="T4">са итерируеми обекти</text:span>. <text:span text:style-name="T5">Те са итерируеми </text:span><text:span text:style-name="T6">контейнери</text:span><text:span text:style-name="T5">, от които можете да получите итератор.</text:span></text:p>
      <text:p text:style-name="Text_20_body"><text:span text:style-name="T4">Всички тези обекти имат метод</text:span> <text:span text:style-name="Source_20_Text">iter()</text:span><text:span text:style-name="Source_20_Text"><text:span text:style-name="T11">,</text:span></text:span> <text:span text:style-name="T4">който се използва за получаване на итератор</text:span>:</text:p>
      <text:h text:style-name="Heading_20_3" text:outline-level="3">Example</text:h>
      <text:p text:style-name="Text_20_body"><text:span text:style-name="T12">Върнете итератор от</text:span> tuple<text:span text:style-name="T12"> и отпечатайте всяка стойност</text:span>:</text:p>
      <text:p text:style-name="P4">mytuple = (<text:span text:style-name="T1">"apple"</text:span>, <text:span text:style-name="T1">"banana"</text:span>, <text:span text:style-name="T1">"cherry"</text:span>)<text:line-break/>myit = <text:span text:style-name="T2">iter</text:span>(mytuple)<text:line-break/><text:span text:style-name="T2">print</text:span>(<text:span text:style-name="T2">next</text:span>(myit))<text:line-break/><text:span text:style-name="T2">print</text:span>(<text:span text:style-name="T2">next</text:span>(myit))<text:line-break/><text:span text:style-name="T2">print</text:span>(<text:span text:style-name="T2">next</text:span>(myit))</text:p>
      <text:p text:style-name="P5"><text:span text:style-name="T12">Н</text:span>изовете <text:span text:style-name="T12">също </text:span>са итерируеми обекти и могат да върнат итератор:</text:p>
      <text:h text:style-name="Heading_20_3" text:outline-level="3">Example</text:h>
      <text:p text:style-name="P5">Низовете са итерируеми обекти, съдържащи последователност от знаци:</text:p>
      <text:p text:style-name="P3">mystr = <text:span text:style-name="T1">"banana"</text:span><text:line-break/>myit = <text:span text:style-name="T2">iter</text:span>(mystr)<text:line-break/><text:line-break/><text:span text:style-name="T2">print</text:span>(<text:span text:style-name="T2">next</text:span>(myit))<text:line-break/><text:span text:style-name="T2">print</text:span>(<text:span text:style-name="T2">next</text:span>(myit))<text:line-break/><text:span text:style-name="T2">print</text:span>(<text:span text:style-name="T2">next</text:span>(myit))<text:line-break/><text:span text:style-name="T2">print</text:span>(<text:span text:style-name="T2">next</text:span>(myit))<text:line-break/><text:span text:style-name="T2">print</text:span>(<text:span text:style-name="T2">next</text:span>(myit))<text:line-break/><text:span text:style-name="T2">print</text:span>(<text:span text:style-name="T2">next</text:span>(myit))</text:p>
      <text:p text:style-name="Horizontal_20_Line"/>
      <text:h text:style-name="Heading_20_2" text:outline-level="2"><text:soft-page-break/>Looping Through an Iterator<text:span text:style-name="T12"> - цикъл през итератор</text:span></text:h>
      <text:p text:style-name="P7"><text:span text:style-name="T12">Може да използвате цикъл</text:span> <text:span text:style-name="Source_20_Text">for</text:span> <text:span text:style-name="T5">за итерация през итерируем обект:</text:span></text:p>
      <text:h text:style-name="Heading_20_3" text:outline-level="3">Example</text:h>
      <text:p text:style-name="Text_20_body"><text:span text:style-name="T5">Повторете стойностите на</text:span><text:span text:style-name="T7"> показания кортеж/</text:span>tuple:</text:p>
      <text:p text:style-name="P4">mytuple = (<text:span text:style-name="T1">"apple"</text:span>, <text:span text:style-name="T1">"banana"</text:span>, <text:span text:style-name="T1">"cherry"</text:span>)<text:line-break/><text:span text:style-name="T2">for</text:span> x <text:span text:style-name="T2">in</text:span> mytuple:<text:line-break/><text:span text:style-name="T13"><text:tab/></text:span><text:span text:style-name="T2">print</text:span>(x) </text:p>
      <text:h text:style-name="Heading_20_3" text:outline-level="3">Example</text:h>
      <text:p text:style-name="P5">Повторете символите на <text:span text:style-name="T13">този </text:span>низ<text:span text:style-name="T13">/string</text:span>:</text:p>
      <text:p text:style-name="P3">mystr = <text:span text:style-name="T1">"banana"</text:span><text:line-break/><text:span text:style-name="T2">for</text:span> x <text:span text:style-name="T2">in</text:span> mystr:<text:line-break/><text:span text:style-name="T13"><text:tab/></text:span><text:span text:style-name="T2">print</text:span>(x) </text:p>
      <text:p text:style-name="P2"/>
      <text:p text:style-name="P6">Цикълът <text:span text:style-name="T14">for</text:span> всъщност създава обект на итератор и изпълнява метода <text:span text:style-name="T14">next()</text:span> за всеки цикъл.</text:p>
      <text:p text:style-name="P2"/>
      <text:h text:style-name="P1" text:outline-level="2">Create an Iterator<text:span text:style-name="T13"> - създаване на итератор</text:span></text:h>
      <text:p text:style-name="P5">За да създадете <text:span text:style-name="T10">обект/клас</text:span> като итератор, трябва да имплементирате методите <text:span text:style-name="T14">__iter__()</text:span> и <text:span text:style-name="T14">__next__()</text:span> към вашия обект.</text:p>
      <text:p text:style-name="P8"><text:span text:style-name="T5">Както научихте в главата за</text:span> <text:a xlink:type="simple" xlink:href="https://www.w3schools.com/python/python_classes.asp" text:style-name="Internet_20_link" text:visited-style-name="Visited_20_Internet_20_Link">Python Classes/Objects</text:a> <text:span text:style-name="T5">всички класове имат функция</text:span><text:span text:style-name="T8"> наречена</text:span> <text:span text:style-name="Source_20_Text">__init__()</text:span>, <text:span text:style-name="T5">която ви позволява да направите известна инициализация, когато обектът се създава.</text:span></text:p>
      <text:p text:style-name="P9"><text:span text:style-name="T15">Методът</text:span> <text:span text:style-name="Source_20_Text">__iter__()</text:span> <text:span text:style-name="T5">действа подобно</text:span><text:span text:style-name="T9"> на </text:span><text:span text:style-name="Source_20_Text"><text:span text:style-name="T9">__init__()</text:span></text:span><text:span text:style-name="T5"> </text:span><text:span text:style-name="T9">и </text:span><text:span text:style-name="T5">можете да извършвате операции (инициализиране и т.н.), но винаги трябва да връщате самия обект на итератора.</text:span></text:p>
      <text:p text:style-name="Text_20_body"><text:span text:style-name="T15">Методът</text:span> <text:span text:style-name="Source_20_Text">__next__()</text:span> <text:span text:style-name="T5">също ви позволява да извършвате операции и трябва да върне следващия елемент в последователността.</text:span></text:p>
      <text:h text:style-name="Heading_20_3" text:outline-level="3">Example</text:h>
      <text:p text:style-name="P5">Създайте итератор, който връща числа, започвайки с 1 и всяка последователност ще се увеличава с едно (връща 1,2,3,4,5 и т.н.):</text:p>
      <text:p text:style-name="P3"><text:span text:style-name="T2">class</text:span> MyNumbers:<text:line-break/><text:span text:style-name="T15"><text:tab/></text:span><text:span text:style-name="T2">def</text:span> __iter__(self):<text:line-break/><text:span text:style-name="T15"><text:tab/><text:tab/></text:span>self.a = <text:span text:style-name="T3">1</text:span><text:line-break/><text:span text:style-name="T15"><text:tab/><text:tab/></text:span><text:span text:style-name="T2">return</text:span> self<text:line-break/><text:span text:style-name="T15"><text:tab/></text:span><text:span text:style-name="T2">def</text:span> __next__(self):<text:line-break/><text:span text:style-name="T15"><text:tab/><text:tab/></text:span>x = self.a<text:line-break/><text:span text:style-name="T15"><text:tab/><text:tab/></text:span>self.a += <text:span text:style-name="T3">1</text:span><text:line-break/><text:span text:style-name="T15"><text:tab/><text:tab/></text:span><text:span text:style-name="T2">return</text:span> x<text:line-break/><text:line-break/><text:soft-page-break/>myclass = MyNumbers()<text:line-break/>myiter =<text:span text:style-name="T3"> </text:span><text:span text:style-name="T2">iter</text:span>(myclass)<text:line-break/><text:span text:style-name="T2">print</text:span>(<text:span text:style-name="T2">next</text:span>(myiter))<text:line-break/><text:span text:style-name="T2">print</text:span>(<text:span text:style-name="T2">next</text:span>(myiter))<text:line-break/><text:span text:style-name="T2">print</text:span>(<text:span text:style-name="T2">next</text:span>(myiter))<text:line-break/><text:span text:style-name="T2">print</text:span>(<text:span text:style-name="T2">next</text:span>(myiter))<text:line-break/><text:span text:style-name="T2">print</text:span>(<text:span text:style-name="T2">next</text:span>(myiter)) </text:p>
      <text:p text:style-name="Horizontal_20_Line"/>
      <text:h text:style-name="Heading_20_2" text:outline-level="2">StopIteration<text:span text:style-name="T16"> спиране на итерация</text:span></text:h>
      <text:p text:style-name="P5">Примерът по-горе ще продължи вечно, ако имате достатъчно оператори <text:span text:style-name="T14">next()</text:span> или ако е бил използван в цикъл <text:span text:style-name="T14">for</text:span>.</text:p>
      <text:p text:style-name="Text_20_body"><text:span text:style-name="T5">За да предотвратим итерацията да продължи вечно, можем да използваме израза </text:span><text:s/><text:span text:style-name="Source_20_Text">StopIteration</text:span>.</text:p>
      <text:p text:style-name="Text_20_body"><text:span text:style-name="T16">В метода</text:span> the <text:span text:style-name="Source_20_Text">__next__()</text:span> <text:span text:style-name="T5">можем да добавим условие за прекратяване, за да предизвикаме грешка, ако итерацията се извърши определен брой пъти:</text:span></text:p>
      <text:h text:style-name="Heading_20_3" text:outline-level="3">Example</text:h>
      <text:p text:style-name="Text_20_body">Stop after 20 iterations:</text:p>
      <text:p text:style-name="P3"><text:span text:style-name="T2">class</text:span> MyNumbers:<text:line-break/><text:span text:style-name="T16"><text:tab/></text:span><text:span text:style-name="T2">def</text:span> __iter__(self):<text:line-break/><text:span text:style-name="T16"><text:tab/><text:tab/></text:span>self.a = <text:span text:style-name="T3">1</text:span><text:line-break/><text:span text:style-name="T16"><text:tab/><text:tab/></text:span><text:span text:style-name="T2">return</text:span> self<text:line-break/><text:span text:style-name="T16"><text:tab/></text:span><text:span text:style-name="T2">def</text:span> __next__(self):<text:line-break/><text:span text:style-name="T16"><text:tab/><text:tab/></text:span><text:span text:style-name="T2">if</text:span> self.a &lt;= <text:span text:style-name="T3">20</text:span>:<text:line-break/><text:span text:style-name="T16"><text:tab/><text:tab/><text:tab/></text:span>x = self.a<text:line-break/><text:span text:style-name="T16"><text:tab/><text:tab/><text:tab/></text:span>self.a += <text:span text:style-name="T3">1</text:span><text:line-break/><text:span text:style-name="T16"><text:tab/><text:tab/><text:tab/></text:span><text:span text:style-name="T2">return</text:span> x<text:line-break/><text:span text:style-name="T16"><text:tab/><text:tab/></text:span><text:span text:style-name="T2">else</text:span>:<text:line-break/><text:span text:style-name="T16"><text:tab/><text:tab/><text:tab/></text:span><text:span text:style-name="T2">raise</text:span> StopIteration<text:line-break/><text:line-break/>myclass = MyNumbers()<text:line-break/>myiter =<text:span text:style-name="T3"> </text:span><text:span text:style-name="T2">iter</text:span>(myclass)<text:line-break/><text:line-break/><text:span text:style-name="T2">for</text:span> x <text:span text:style-name="T2">in</text:span> myiter:<text:line-break/><text:span text:style-name="T16"><text:tab/></text:span><text:span text:style-name="T2">print</text:span>(x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9:06:54.976991971</meta:creation-date>
    <dc:date>2023-02-03T20:10:21.308456855</dc:date>
    <meta:editing-duration>PT12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40" meta:word-count="435" meta:character-count="3184" meta:non-whitespace-character-count="2744"/>
  </office:meta>
</office:document-meta>
</file>